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0.99cm" svg:height="1.768cm" svg:x="8.71cm" svg:y="4.2cm">
          <text:p text:style-name="P1"><text:span text:style-name="T1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81cm" svg:height="0.725cm" svg:x="14.414cm" svg:y="5.89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9.659cm" svg:y="4.4cm">
          <draw:text-box>
            <text:p><text:span text:style-name="T2">N</text:span></text:p>
          </draw:text-box>
        </draw:frame>
        <draw:custom-shape draw:style-name="gr1" draw:text-style-name="P2" draw:id="id2" draw:layer="layout" svg:width="23.08cm" svg:height="1.587cm" svg:x="2.647cm" svg:y="7.026cm">
          <text:p text:style-name="P1"><text:span text:style-name="T1">currentCalc = (currentCalc != 0) ? usoComune.calcola( currentCalc , calcOperation , Float.parseFloat(schermo) ) : Float.parseFloat(schermo);</text:span></text:p>
          <text:p text:style-name="P1"><text:span text:style-name="T1"><text:s text:c="16"/></text:span><text:span text:style-name="T1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05cm" svg:y1="5.968cm" svg:x2="14.187cm" svg:y2="7.026cm" draw:start-shape="id1" draw:start-glue-point="6" draw:end-shape="id2" draw:end-glue-point="0" svg:d="m14205 5968v529h-18v529">
          <text:p/>
        </draw:connector>
        <draw:custom-shape draw:style-name="gr1" draw:text-style-name="P2" draw:id="id3" draw:layer="layout" svg:width="7.123cm" svg:height="1.343cm" svg:x="10.664cm" svg:y="9.916cm">
          <text:p text:style-name="P1"><text:span text:style-name="T1">if (!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87cm" svg:y1="8.613cm" svg:x2="14.226cm" svg:y2="9.916cm" draw:start-shape="id2" draw:start-glue-point="2" draw:end-shape="id3" draw:end-glue-point="4" svg:d="m14187 8613v651h39v652">
          <text:p/>
        </draw:connector>
        <draw:connector draw:style-name="gr3" draw:text-style-name="P1" draw:id="id4" draw:layer="layout" draw:type="curve" draw:line-skew="3.234cm" svg:x1="19.7cm" svg:y1="5.084cm" svg:x2="27.598cm" svg:y2="8.369cm" draw:start-shape="id1" draw:start-glue-point="7" svg:d="m19700 5084c11151 0 7202 3285 7898 3285">
          <text:p/>
        </draw:connector>
        <draw:connector draw:style-name="gr3" draw:text-style-name="P1" draw:layer="layout" draw:type="curve" svg:x1="27.598cm" svg:y1="8.369cm" svg:x2="14.226cm" svg:y2="9.916cm" draw:start-shape="id4" draw:start-glue-point="3" draw:end-shape="id3" draw:end-glue-point="4" svg:d="m27598 8369c0 1159-13372 386-13372 1547">
          <text:p/>
        </draw:connector>
        <draw:frame draw:style-name="gr2" draw:text-style-name="P3" draw:layer="layout" svg:width="0.781cm" svg:height="0.725cm" svg:x="14.497cm" svg:y="11.183cm">
          <draw:text-box>
            <text:p><text:span text:style-name="T2">Y</text:span></text:p>
          </draw:text-box>
        </draw:frame>
        <draw:frame draw:style-name="gr2" draw:text-style-name="P3" draw:id="id5" draw:layer="layout" svg:width="0.807cm" svg:height="0.725cm" svg:x="17.547cm" svg:y="9.974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custom-shape draw:style-name="gr1" draw:text-style-name="P4" draw:id="id6" draw:layer="layout" svg:width="12.008cm" svg:height="2.279cm" svg:x="15.471cm" svg:y="12.643cm">
          <text:p text:style-name="P1"><text:span text:style-name="T2">numberCalc.setText( "" );</text:span></text:p>
          <text:p text:style-name="P1"><text:span text:style-name="T2">calcOperation = operator;</text:span></text:p>
          <text:p text:style-name="P1"><text:span text:style-name="T2">prevCalc.setText(Float.toString(currentCalc) + " " + operator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95cm" svg:y1="10.699cm" svg:x2="21.475cm" svg:y2="12.643cm" draw:start-shape="id5" draw:start-glue-point="2" draw:end-shape="id6" draw:end-glue-point="0" svg:d="m17950 10699v972h3525v972">
          <text:p/>
        </draw:connector>
        <draw:custom-shape draw:style-name="gr1" draw:text-style-name="P4" draw:id="id7" draw:layer="layout" svg:width="9.444cm" svg:height="1.507cm" svg:x="3.5cm" svg:y="13.172cm">
          <text:p text:style-name="P1"><text:span text:style-name="T2">currentCalc = 0;</text:span></text:p>
          <text:p text:style-name="P1"><text:span text:style-name="T2">prevCalc.setText(numberCalc.getText()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25cm" svg:y1="11.259cm" svg:x2="8.222cm" svg:y2="13.172cm" draw:start-shape="id3" draw:end-shape="id7" svg:d="m14225 11259v956h-6003v957">
          <text:p/>
        </draw:connector>
        <draw:frame draw:style-name="gr2" draw:layer="layout" svg:width="7.229cm" svg:height="0.963cm" svg:x="10.421cm" svg:y="1.113cm">
          <draw:text-box>
            <text:p>Incompleto Semplificato</text:p>
          </draw:text-box>
        </draw:frame>
      </draw:page>
      <draw:page draw:name="page2" draw:style-name="dp1" draw:master-page-name="Default">
        <draw:custom-shape draw:style-name="gr1" draw:text-style-name="P4" draw:id="id8" draw:layer="layout" svg:width="9.077cm" svg:height="1.547cm" svg:x="8.956cm" svg:y="2.8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9" draw:layer="layout" svg:width="8.1cm" svg:height="1.262cm" svg:x="1cm" svg:y="5.788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0" draw:layer="layout" svg:width="8.1cm" svg:height="1.262cm" svg:x="15.631cm" svg:y="6.033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1" draw:layer="layout" svg:width="8.385cm" svg:height="1.465cm" svg:x="1cm" svg:y="8.15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2" draw:layer="layout" svg:width="16.201cm" svg:height="2.198cm" svg:x="5.901cm" svg:y="9.981cm">
          <text:p text:style-name="P5"><text:span text:style-name="T3">if ( usoComune.isFloatNumber(schermo) ) {</text:span></text:p>
          <text:p text:style-name="P5"><text:span text:style-name="T3">currentCalc = usoComune.calcola( currentCalc , calcOperation , Float.parseFloat(schermo) );</text:span></text:p>
          <text:p text:style-name="P5"><text:span text:style-name="T3">numberCalc.setText( ( (currentCalc-(int)currentCalc) == 0 ) ? Integer.toString( (int)currentCalc ) : Float.toString( currentCalc ) );</text:span></text:p>
          <text:p text:style-name="P5"><text:span text:style-name="T3"><text:s text:c="20"/></text:span><text:span text:style-name="T3">}</text:span></text:p>
          <text:p text:style-name="P5"><text:span text:style-name="T3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95cm" svg:y1="4.347cm" svg:x2="5.05cm" svg:y2="5.788cm" draw:start-shape="id8" draw:start-glue-point="6" draw:end-shape="id9" draw:end-glue-point="4" svg:d="m13495 4347v721h-8445v720">
          <text:p/>
        </draw:connector>
        <draw:connector draw:style-name="gr3" draw:text-style-name="P1" draw:layer="layout" svg:x1="18.033cm" svg:y1="3.574cm" svg:x2="19.681cm" svg:y2="6.033cm" draw:start-shape="id8" draw:start-glue-point="7" draw:end-shape="id10" draw:end-glue-point="4" svg:d="m18033 3574h1648v2459">
          <text:p/>
        </draw:connector>
        <draw:connector draw:style-name="gr3" draw:text-style-name="P1" draw:layer="layout" svg:x1="5.05cm" svg:y1="7.05cm" svg:x2="5.192cm" svg:y2="8.15cm" draw:start-shape="id9" draw:start-glue-point="6" draw:end-shape="id11" svg:d="m5050 7050v550h142v550">
          <text:p/>
        </draw:connector>
        <draw:connector draw:style-name="gr3" draw:text-style-name="P1" draw:layer="layout" svg:x1="9.1cm" svg:y1="6.419cm" svg:x2="14.001cm" svg:y2="9.981cm" draw:start-shape="id9" draw:start-glue-point="7" draw:end-shape="id12" draw:end-glue-point="0" svg:d="m9100 6419h4901v3562">
          <text:p/>
        </draw:connector>
        <draw:custom-shape draw:style-name="gr1" draw:text-style-name="P6" draw:id="id13" draw:layer="layout" svg:width="4.6cm" svg:height="1.058cm" svg:x="1cm" svg:y="13.686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5.192cm" svg:y1="9.615cm" svg:x2="3.3cm" svg:y2="13.686cm" draw:start-shape="id11" draw:end-shape="id13" svg:d="m5192 9615v2035h-1892v2036">
          <text:p/>
        </draw:connector>
        <draw:connector draw:style-name="gr3" draw:text-style-name="P6" draw:layer="layout" svg:x1="14.001cm" svg:y1="12.179cm" svg:x2="3.3cm" svg:y2="13.686cm" draw:start-shape="id12" draw:start-glue-point="2" draw:end-shape="id13" draw:end-glue-point="0" svg:d="m14001 12179v754h-10701v753">
          <text:p/>
        </draw:connector>
        <draw:custom-shape draw:style-name="gr1" draw:text-style-name="P1" draw:id="id14" draw:layer="layout" svg:width="8.385cm" svg:height="1.465cm" svg:x="17.772cm" svg:y="7.906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16.201cm" svg:height="1.261cm" svg:x="11.999cm" svg:y="13.941cm">
          <text:p text:style-name="P2"><text:span text:style-name="T1">if ( usoComune.isFloatNumber(schermo) ) </text:span></text:p>
          <text:p text:style-name="P2"><text:span text:style-name="T1">currentCalc = 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9.681cm" svg:y1="7.295cm" svg:x2="21.964cm" svg:y2="7.906cm" draw:start-shape="id10" draw:start-glue-point="6" draw:end-shape="id14" draw:end-glue-point="0" svg:d="m19681 7295v306h2283v305">
          <text:p/>
        </draw:connector>
        <draw:connector draw:style-name="gr3" draw:text-style-name="P6" draw:layer="layout" svg:x1="23.731cm" svg:y1="6.664cm" svg:x2="28.2cm" svg:y2="14.571cm" draw:start-shape="id10" draw:start-glue-point="7" draw:end-shape="id15" svg:d="m23731 6664h4969v7907h-500">
          <text:p/>
        </draw:connector>
        <draw:custom-shape draw:style-name="gr1" draw:text-style-name="P6" draw:id="id18" draw:layer="layout" svg:width="14.206cm" svg:height="1.669cm" svg:x="4.844cm" svg:y="16.385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id="id16" draw:layer="layout" draw:type="curve" svg:x1="21.964cm" svg:y1="9.371cm" svg:x2="26.336cm" svg:y2="11.61cm" draw:start-shape="id14" draw:start-glue-point="2" svg:d="m21964 9371c0 2055 4372 936 4372 2239">
          <text:p/>
        </draw:connector>
        <draw:connector draw:style-name="gr3" draw:text-style-name="P6" draw:id="id17" draw:layer="layout" draw:type="curve" svg:x1="26.336cm" svg:y1="11.61cm" svg:x2="10.013cm" svg:y2="14.296cm" draw:start-shape="id16" draw:start-glue-point="3" svg:d="m26336 11610c0 2391-16323 1048-16323 2686">
          <text:p/>
        </draw:connector>
        <draw:connector draw:style-name="gr3" draw:text-style-name="P6" draw:layer="layout" draw:type="curve" svg:x1="10.013cm" svg:y1="14.296cm" svg:x2="11.947cm" svg:y2="16.385cm" draw:start-shape="id17" draw:start-glue-point="3" draw:end-shape="id18" svg:d="m10013 14296c0 1566 1934 522 1934 2089">
          <text:p/>
        </draw:connector>
        <draw:connector draw:style-name="gr3" draw:text-style-name="P6" draw:layer="layout" draw:type="curve" svg:x1="20.099cm" svg:y1="15.202cm" svg:x2="11.947cm" svg:y2="16.385cm" draw:start-shape="id15" draw:start-glue-point="2" draw:end-shape="id18" svg:d="m20099 15202c0 886-8152 295-8152 1183">
          <text:p/>
        </draw:connector>
        <draw:frame draw:style-name="gr2" draw:layer="layout" svg:width="6.873cm" svg:height="0.963cm" svg:x="10.021cm" svg:y="1.114cm">
          <draw:text-box>
            <text:p>Funzionante Completo</text:p>
          </draw:text-box>
        </draw:frame>
      </draw:page>
      <draw:page draw:name="page3" draw:style-name="dp1" draw:master-page-name="Default">
        <draw:custom-shape draw:style-name="gr1" draw:text-style-name="P4" draw:id="id19" draw:layer="layout" svg:width="9.077cm" svg:height="1.547cm" svg:x="8.9cm" svg:y="8.956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1" draw:layer="layout" svg:width="8.1cm" svg:height="1.303cm" svg:x="8.001cm" svg:y="5.2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8.385cm" svg:height="1.07cm" svg:x="1.026cm" svg:y="6.789cm"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25" draw:layer="layout" svg:width="16.201cm" svg:height="1.598cm" svg:x="2.5cm" svg:y="11.56cm">
          <text:p text:style-name="P5"><text:span text:style-name="T3">currentCalc = usoComune.calcola( currentCalc , calcOperation , Float.parseFloat(schermo) );</text:span></text:p>
          <text:p text:style-name="P5"><text:span text:style-name="T3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977cm" svg:y1="9.73cm" svg:x2="18.999cm" svg:y2="13.494cm" draw:start-shape="id19" draw:start-glue-point="7" draw:end-shape="id20" svg:d="m17977 9730h1022v3764">
          <text:p/>
        </draw:connector>
        <draw:connector draw:style-name="gr3" draw:text-style-name="P1" draw:layer="layout" svg:x1="12.051cm" svg:y1="6.503cm" svg:x2="9.411cm" svg:y2="7.324cm" draw:start-shape="id21" draw:start-glue-point="6" draw:end-shape="id22" svg:d="m12051 6503v821h-2640">
          <text:p/>
        </draw:connector>
        <draw:custom-shape draw:style-name="gr1" draw:text-style-name="P6" draw:id="id24" draw:layer="layout" svg:width="4.6cm" svg:height="1.058cm" svg:x="7.472cm" svg:y="18.217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101cm" svg:y1="5.852cm" svg:x2="13.439cm" svg:y2="8.956cm" draw:start-shape="id21" draw:start-glue-point="7" draw:end-shape="id19" draw:end-glue-point="4" svg:d="m16101 5852h502v1877h-3164v1227">
          <text:p/>
        </draw:connector>
        <draw:connector draw:style-name="gr3" draw:text-style-name="P6" draw:id="id29" draw:layer="layout" svg:x1="9.771cm" svg:y1="15.789cm" svg:x2="9.772cm" svg:y2="18.217cm" draw:start-shape="id23" draw:end-shape="id24" draw:end-glue-point="0" svg:d="m9771 15789v-502h1v2930">
          <text:p/>
        </draw:connector>
        <draw:custom-shape draw:style-name="gr1" draw:text-style-name="P2" draw:id="id20" draw:layer="layout" svg:width="16.201cm" svg:height="1.261cm" svg:x="10.899cm" svg:y="13.494cm">
          <text:p text:style-name="P2"><text:span text:style-name="T1">currentCalc = <text:s/>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30" draw:layer="layout" svg:width="14.206cm" svg:height="1.669cm" svg:x="14.476cm" svg:y="17.668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39cm" svg:y1="10.503cm" svg:x2="10.6cm" svg:y2="11.56cm" draw:start-shape="id19" draw:start-glue-point="6" draw:end-shape="id25" svg:d="m13439 10503v529h-2839v528">
          <text:p/>
        </draw:connector>
        <draw:custom-shape draw:style-name="gr1" draw:text-style-name="P4" draw:id="id23" draw:layer="layout" svg:width="9.077cm" svg:height="1.547cm" svg:x="5.233cm" svg:y="15.789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6cm" svg:y1="13.158cm" svg:x2="9.772cm" svg:y2="15.789cm" draw:start-shape="id25" draw:start-glue-point="2" draw:end-shape="id23" draw:end-glue-point="4" svg:d="m10600 13158v1315h-828v1316">
          <text:p/>
        </draw:connector>
        <draw:custom-shape draw:style-name="gr1" draw:text-style-name="P4" draw:id="id26" draw:layer="layout" svg:width="11.723cm" svg:height="1.604cm" svg:x="8.1cm" svg:y="2.926cm">
          <text:p text:style-name="P4"><text:span text:style-name="T2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7" draw:layer="layout" svg:width="4.559cm" svg:height="1.181cm" svg:x="19.376cm" svg:y="5.223cm">
          <text:p text:style-name="P1"><text:span text:style-name="T2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62cm" svg:y1="4.53cm" svg:x2="12.051cm" svg:y2="5.2cm" draw:start-shape="id26" draw:start-glue-point="6" draw:end-shape="id21" draw:end-glue-point="4" svg:d="m13962 4530v335h-1911v335">
          <text:p/>
        </draw:connector>
        <draw:connector draw:style-name="gr3" draw:text-style-name="P1" draw:layer="layout" draw:line-skew="-4.571cm -2.333cm" svg:x1="19.823cm" svg:y1="3.728cm" svg:x2="19.376cm" svg:y2="5.813cm" draw:start-shape="id26" draw:start-glue-point="7" draw:end-shape="id27" draw:end-glue-point="3" svg:d="m19823 3728h41v843h-990v1242h502">
          <text:p/>
        </draw:connector>
        <draw:connector draw:style-name="gr3" draw:text-style-name="P1" draw:layer="layout" draw:line-skew="3.448cm 4.628cm" svg:x1="23.935cm" svg:y1="5.813cm" svg:x2="9.772cm" svg:y2="15.789cm" draw:start-shape="id27" draw:start-glue-point="1" draw:end-shape="id23" draw:end-glue-point="4" svg:d="m23935 5813h3948v9911h-18111v65">
          <text:p/>
        </draw:connector>
        <draw:connector draw:style-name="gr3" draw:text-style-name="P1" draw:id="id28" draw:layer="layout" svg:x1="5.218cm" svg:y1="7.859cm" svg:x2="1.506cm" svg:y2="12.264cm" draw:start-shape="id22" draw:start-glue-point="2" svg:d="m5218 7859v2453h-3712v1952">
          <text:p/>
        </draw:connector>
        <draw:connector draw:style-name="gr3" draw:text-style-name="P1" draw:layer="layout" svg:x1="1.506cm" svg:y1="12.264cm" svg:x2="9.771cm" svg:y2="15.287cm" draw:start-shape="id28" draw:start-glue-point="3" draw:end-shape="id29" draw:end-glue-point="0" svg:d="m1506 12264v1512h8265v1511">
          <text:p/>
        </draw:connector>
        <draw:connector draw:style-name="gr3" draw:text-style-name="P1" draw:layer="layout" svg:x1="18.999cm" svg:y1="14.755cm" svg:x2="9.772cm" svg:y2="15.789cm" draw:start-shape="id20" draw:start-glue-point="2" draw:end-shape="id23" draw:end-glue-point="4" svg:d="m18999 14755v516h-9227v518">
          <text:p/>
        </draw:connector>
        <draw:connector draw:style-name="gr3" draw:text-style-name="P1" draw:layer="layout" svg:x1="14.31cm" svg:y1="16.563cm" svg:x2="21.579cm" svg:y2="17.668cm" draw:start-shape="id23" draw:start-glue-point="7" draw:end-shape="id30" svg:d="m14310 16563h7269v1105">
          <text:p/>
        </draw:connector>
        <draw:frame draw:style-name="gr2" draw:layer="layout" svg:width="7.614cm" svg:height="0.963cm" svg:x="10.222cm" svg:y="1.115cm">
          <draw:text-box>
            <text:p>Funzionante Semplifica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n </meta:initial-creator>
    <meta:creation-date>2014-07-31T11:49:24.21</meta:creation-date>
    <dc:date>2014-07-31T14:31:55.11</dc:date>
    <dc:creator>nn </dc:creator>
    <meta:editing-duration>PT02H34M10S</meta:editing-duration>
    <meta:editing-cycles>9</meta:editing-cycles>
    <meta:generator>OpenOffice.org/3.2$Win32 OpenOffice.org_project/320m12$Build-9483</meta:generator>
    <meta:document-statistic meta:object-count="74"/>
  </office:meta>
</office:document-meta>
</file>